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text-align="center" style:justify-single-word="false" fo:orphans="2" fo:widows="2"/>
      <style:text-properties fo:font-variant="normal" fo:text-transform="none" fo:color="#000000" fo:letter-spacing="normal" fo:font-style="normal" fo:font-weight="normal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fo:background-color="#ff9966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00000" fo:letter-spacing="normal" fo:background-color="#ff9966"/>
    </style:style>
    <style:style style:name="P6" style:family="paragraph" style:parent-style-name="Preformatted_20_Text">
      <style:paragraph-properties fo:orphans="2" fo:widows="2"/>
    </style:style>
    <style:style style:name="P7" style:family="paragraph" style:parent-style-name="Preformatted_20_Text">
      <style:paragraph-properties fo:orphans="2" fo:widows="2"/>
      <style:text-properties fo:font-weight="bold" fo:background-color="#ff9966" style:font-weight-asian="bold" style:font-weight-complex="bold"/>
    </style:style>
    <style:style style:name="P8" style:family="paragraph" style:parent-style-name="Preformatted_20_Text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P9" style:family="paragraph" style:parent-style-name="Preformatted_20_Text">
      <style:paragraph-properties fo:margin-top="0in" fo:margin-bottom="0.1965in" fo:orphans="2" fo:widows="2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ississippi Half-Step Uptown Toodeloo</text:p>
      <text:p text:style-name="P2">Garcia/Hunter</text:p>
      <text:p text:style-name="P1">Intro:</text:p>
      <text:p text:style-name="P4"><text:s text:c="9"/><text:span text:style-name="T1">Am Am/maj7 Am7 D9 <text:s text:c="5"/>D7 <text:s text:c="14"/>G7 </text:span></text:p>
      <text:p text:style-name="P1">e-----------------------------------------------------------------------------</text:p>
      <text:p text:style-name="P1">B-----------------------------------------------------------------------------</text:p>
      <text:p text:style-name="P1">G-----------------------------------------------------------------------------</text:p>
      <text:p text:style-name="P1">D-----5-6-7---6-6---5---3-4-------------------4--5------5--3------------------</text:p>
      <text:p text:style-name="P1">A--7----------------------------4h5--4--5--7---------5---------------0--2--3--</text:p>
      <text:p text:style-name="P1">E-----------------------------------------------------------------3-----------</text:p>
      <text:p text:style-name="P6"/>
      <text:p text:style-name="P1">C <text:s text:c="14"/>E7 <text:s text:c="20"/>F <text:s text:c="17"/>Am</text:p>
      <text:p text:style-name="P1">On the day when I was born <text:s text:c="12"/>Daddy sat down and cried.</text:p>
      <text:p text:style-name="P1">F <text:s text:c="21"/>C <text:s text:c="7"/>G <text:s text:c="5"/>D7 <text:s text:c="12"/>G7</text:p>
      <text:p text:style-name="P4"><text:span text:style-name="T1">I had the mark just as plain as day; <text:s text:c="2"/>Which could not be denied.</text:span></text:p>
      <text:p text:style-name="P1">C <text:s text:c="25"/>E7 <text:s text:c="9"/>F <text:s text:c="13"/>Am</text:p>
      <text:p text:style-name="P1">They say that Cain caught Abel <text:s text:c="8"/>Rollin' loaded dice;</text:p>
      <text:p text:style-name="P1">F <text:s text:c="15"/>C <text:s text:c="6"/>G <text:s text:c="16"/>F <text:s text:c="16"/>E7</text:p>
      <text:p text:style-name="P4"><text:span text:style-name="T1">Ace of Spades behind his ear <text:s text:c="10"/>And him not thinkin' twice.</text:span></text:p>
      <text:p text:style-name="P6"/>
      <text:p text:style-name="P7">[Chorus]</text:p>
      <text:p text:style-name="P3">Am <text:s text:c="36"/>F <text:s text:c="15"/>C <text:s text:c="8"/>G</text:p>
      <text:p text:style-name="P3">Halfstep, Mississippi uptown toodeloo <text:s/>Hello, baby, I'm gone, goodbye</text:p>
      <text:p text:style-name="P3">F <text:s text:c="12"/>C <text:s text:c="7"/>G <text:s text:c="14"/>F <text:s text:c="18"/>C <text:s text:c="7"/>G</text:p>
      <text:p text:style-name="P3">Half a cup of Rock and Rye. <text:s text:c="11"/>Farewell to you old Southern skies</text:p>
      <text:p text:style-name="P5"><text:s text:c="4"/><text:span text:style-name="T1">Am <text:s text:c="7"/>E7</text:span></text:p>
      <text:p text:style-name="P3">I'm on my way, on my way.</text:p>
      <text:p text:style-name="P6"/>
      <text:p text:style-name="P1">Am 5 7 7 5 5 5 <text:s text:c="2"/>Am/maj7 5 7 6 5 5 5 <text:s/>Am7 5 7 5 5 5 5 <text:s/>D9 x x 4 5 5 5</text:p>
      <text:p text:style-name="P1">Am <text:s/>Am/maj7 <text:s/>Am7 <text:s text:c="2"/>D9</text:p>
      <text:p text:style-name="P1">F <text:s text:c="2"/>Dm <text:s text:c="5"/>B7 <text:s text:c="3"/>E7</text:p>
      <text:p text:style-name="P1">Am <text:s/>Am/maj7 <text:s/>Am7 <text:s text:c="2"/>D9</text:p>
      <text:p text:style-name="P1">F <text:s text:c="2"/>Am <text:s text:c="5"/>D7 <text:s text:c="3"/>G7</text:p>
      <text:p text:style-name="P6"/>
      <text:p text:style-name="P1">If all you got to live for </text:p>
      <text:p text:style-name="P1">Is what you left behind,</text:p>
      <text:p text:style-name="P1">Get yourself a powder charge </text:p>
      <text:p text:style-name="P1">And seal that silver mine.</text:p>
      <text:p text:style-name="P1">Lost my boots in transit, babe, </text:p>
      <text:p text:style-name="P1">A pile of smokin' leather.</text:p>
      <text:p text:style-name="P1">I nailed a retread to my feet </text:p>
      <text:p text:style-name="P1">And prayed for better weather.</text:p>
      <text:p text:style-name="P6"/>
      <text:p text:style-name="P7">[Chorus]</text:p>
      <text:p text:style-name="P6"/>
      <text:p text:style-name="P1">They say that when your ship comes in, </text:p>
      <text:p text:style-name="P1">The first man takes the sails;</text:p>
      <text:p text:style-name="P1">The second takes the afterdeck,</text:p>
      <text:p text:style-name="P1">The third the planks and rails</text:p>
      <text:p text:style-name="P1">What's the point of callin' shots; </text:p>
      <text:p text:style-name="P1">This cue ain't straight in line.</text:p>
      <text:p text:style-name="P1">Cue ball's made of styrofoam </text:p>
      <text:p text:style-name="P1">And no one's got the time.</text:p>
      <text:p text:style-name="P6"/>
      <text:p text:style-name="P7">[Chorus]</text:p>
      <text:p text:style-name="P7"/>
      <text:p text:style-name="P4"><text:s/><text:span text:style-name="T1">A <text:s text:c="12"/>D <text:s text:c="10"/>A <text:s text:c="13"/>D</text:span></text:p>
      <text:p text:style-name="P9"><text:span text:style-name="T2">Across the Rio Grand-e-o, Across the lazy riv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8T08:27:54</meta:creation-date>
    <dc:date>2012-09-18T08:54:54</dc:date>
    <meta:editing-duration>PT27M3S</meta:editing-duration>
    <meta:editing-cycles>2</meta:editing-cycles>
    <meta:generator>LibreOffice/3.4$Unix LibreOffice_project/340m1$Build-302</meta:generator>
    <meta:print-date>2012-09-18T08:36:38</meta:print-date>
    <meta:document-statistic meta:table-count="0" meta:image-count="0" meta:object-count="0" meta:page-count="1" meta:paragraph-count="50" meta:word-count="293" meta:character-count="2126" meta:non-whitespace-character-count="1429"/>
  </office:meta>
</office:document-meta>
</file>